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style:font-name="Courier New" fo:font-size="10pt" style:font-size-asian="10pt" style:font-size-complex="10pt"/>
    </style:style>
    <style:style style:name="P2" style:family="paragraph" style:parent-style-name="Action">
      <style:paragraph-properties fo:background-color="#ccffff">
        <style:background-image/>
      </style:paragraph-properties>
    </style:style>
    <style:style style:name="P3" style:family="paragraph" style:parent-style-name="Action">
      <style:paragraph-properties fo:background-color="transparent">
        <style:background-image/>
      </style:paragraph-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pítulo 1</text:p>
      <text:p text:style-name="Standard"/>
      <text:p text:style-name="SLUGLINE">Fade in:</text:p>
      <text:p text:style-name="Setting">ext. Espacio exterior - día.</text:p>
      <text:p text:style-name="Action">Las naves de la colonia humana se acercan al planeta APSA-10, lo rodean, entran en su órbita.</text:p>
      <text:p text:style-name="Action">La nave militar BRIGADA-D entra en la órbita del planeta y se detiene.</text:p>
      <text:p text:style-name="Action">En la parte inferior de la nave Brigada-D se abre una compuerta. De ella sale un pequeño ROBOT EXPLORADOR que desciende a la superficie del planeta.</text:p>
      <text:p text:style-name="Setting">Ext. Planeta apsa-10/atmosfera – día</text:p>
      <text:p text:style-name="Action">El explorador cae hacia el planeta atravesando la atmósfera, las nubes y mostrando un panorama de la superficie del planeta </text:p>
      <text:p text:style-name="Setting">EXT. Poblado Geki - día</text:p>
      <text:p text:style-name="SLUGLINE">pov del explorador</text:p>
      <text:p text:style-name="Action">que muestra imágenes de los habitantes del planeta y sus viviendas. Uno de ellos pasa y mira a la cámara del explorador.</text:p>
      <text:p text:style-name="Character_20_Name">Manu (V.O.)</text:p>
      <text:p text:style-name="Dialogue">No entiendo por qué los exploradores nunca trajeron imágenes de los habitantes de APSA-TEN</text:p>
      <text:p text:style-name="Action">El Geki que miraba la cámara sigue su camino.</text:p>
      <text:p text:style-name="Action">La cámara se aleja hasta mostrar que todo lo sucedido ha sido transmitido en una pantalla gigante.</text:p>
      <text:p text:style-name="Setting">Int. Nave Residente III/Corredor - día</text:p>
      <text:p text:style-name="Action">Las imágenes que toman los exploradores se muestran en pantallas gigantes en los corredores de la nave. La pantalla está situada sobre dos arcos que separan dos secciones del mismo corredor. Por los arcos pasa una multitud protestando contra el consumo del planeta. </text:p>
      <text:p text:style-name="Character_20_Name">manu (V.O.)</text:p>
      <text:p text:style-name="Dialogue">Escondiendo las imágenes no servirá para acallar las protestas que se inician cada vez que consumimos un nuevo planeta.</text:p>
      <text:p text:style-name="Action">En la multitud va KIMI, una mujer activa de alrededor 30 años. Ella pasa con el resto de la protesta.</text:p>
      <text:p text:style-name="Character_20_Name">manu (V.O.)</text:p>
      <text:p text:style-name="Dialogue">A mi no me importa. Pero a Kimi si. Ella siempre va a esas reuniones y manifestaciones.</text:p>
      <text:p text:style-name="Action">La protesta sigue su camino hasta desaparecer.</text:p>
      <text:p text:style-name="Action"><text:soft-page-break/>La cámara avanza por los corredores vacíos, pasando de un sector a otro por una puerta que se abre automáticamente. En el segundo corredor la cámara se detiene frente a una puerta al lado izquierdo del corredor. Es el apartamento de MANU, un mecánico reservado de unos 35 años de edad.</text:p>
      <text:p text:style-name="Character_20_Name">Narrador (VO)</text:p>
      <text:p text:style-name="Dialogue">Espero que no decida quedarse en uno de los planetas. Yo no podría seguirla. ¿Qué se yo de cultivar la tierra?</text:p>
      <text:p text:style-name="Setting">Int. Apartamento de manu/Sala-comedor - día</text:p>
      <text:p text:style-name="Action">Desde la puerta de entrada se ve parte de la sala-comedor, la cocina está al fondo y un la puerta del baño se alcanza ver al frente. En el comedor, de espaldas a la cámara, está Manu.</text:p>
      <text:p text:style-name="Character_20_Name">Narrador (vo)</text:p>
      <text:p text:style-name="Dialogue">¿Por qué piensan que esta vez si va a funcionar? No funcionó en el planeta original –la mítica tierra– ni en el segundo planeta que habitamos.</text:p>
      <text:p text:style-name="Action">La cámara se acerca, mira por encima de su hombro. Manu escribe en una tablet. La cámara se acerca más y muestra la última frase que él escribió: “Kimi, no creo <text:s/>poder seguirte” </text:p>
      <text:p text:style-name="Character_20_Name">Narrador (VO)</text:p>
      <text:p text:style-name="Dialogue">No creo poder seguirte si decides quedarte, Kimi. </text:p>
      <text:p text:style-name="Standard"/>
      <text:p text:style-name="Standard">Capítulo 2</text:p>
      <text:p text:style-name="Standard"/>
      <text:p text:style-name="Setting">Ext. Desierto – día</text:p>
      <text:p text:style-name="Action">Un explorador toma muestras de la tierra del planeta. Deja las muestras en la caja de recolección que lleva consigo y abandona el planeta volando. </text:p>
      <text:p text:style-name="Setting">Ext. Espacio exterior – día</text:p>
      <text:p text:style-name="Action">El explorador entra en la nave Brigada-D.</text:p>
      <text:p text:style-name="Setting">Int Avenida Nave Residente III</text:p>
      <text:p text:style-name="Action">Un camión transporta a un explorador por una de las avenidas.</text:p>
      <text:p text:style-name="Setting">Int Taller de Manu – poco después</text:p>
      <text:p text:style-name="Action">Manu revisa el explorador que era transportado anteriormente. Al fondo se ve a un CONDUCTOR (20s) hablando sobre el planeta original.</text:p>
      <text:p text:style-name="Standard">Int. Calle peatonal nave residente iii</text:p>
      <text:p text:style-name="Action">Manu y el conductor caminan por los corredores de la nave. Entran a un bar.</text:p>
      <text:p text:style-name="Setting">Int bar – ese momento</text:p>
      <text:p text:style-name="Action">Manu y el conductor toman una cerveza mientras hablan.</text:p>
      <text:p text:style-name="Action"><text:soft-page-break/>El conductor mira el reloj, se despide y se va. Manu acaba su cerveza y abandona el lugar.</text:p>
      <text:p text:style-name="Setting">Int calle peatonal nave residente iii</text:p>
      <text:p text:style-name="Action">Manu camina por una calle peatonal llena de restaurantes y cafés. Entra en un restaurante llamado AGNA</text:p>
      <text:p text:style-name="Setting">int. restaurante agna</text:p>
      <text:p text:style-name="Action">Dentro del restaurante se ve una pantalla gigante mostrando imágenes de un planeta</text:p>
      <text:p text:style-name="Setting">ext. Paneta agna – día (flashback)</text:p>
      <text:p text:style-name="Action">En Agna se ven las naves recidenciales en la superficie. Manu de niño (10 años) juega con otro grupo de niños. Al fondo se ven las TORRES DE RECOLECCIÓN. Los niños detienen el juego para mirar dos naves de NEUTRALIZACIÓN pasan volando.</text:p>
      <text:p text:style-name="Setting">Int. Restaurante agna. </text:p>
      <text:p text:style-name="Action">Manu está sentado al lado de una pared. En la mesa está un plato vacio y una copa de agua llena. Manu ve Kimi y una amiga entrar en el restaurante. Ellas se sientan en la mesa de al lado. Manu la mira; Kimi lo mira. Él sonrie; ella sonrie</text:p>
      <text:p text:style-name="Standard"/>
      <text:p text:style-name="Standard">Capítulo 3</text:p>
      <text:p text:style-name="Standard"/>
      <text:p text:style-name="Setting">int. cuarto de manu – día</text:p>
      <text:p text:style-name="Action">Manu y Kimi están acostados durmiendo. El despertador suena. Manu estira la mano en busca del control pero no logra encontrarlo. Kimi hace lo mismo del lado de su cama, encuentra el control en el piso y se lo pasa a Manu. Él apaga el despertador. Kimi sigue durmiendo. Manu se sienta en la cama</text:p>
      <text:p text:style-name="Setting">int. Avenida en la nave residente iii – poco después</text:p>
      <text:p text:style-name="Action">Manu maneja una moto por una de las avenidas de la nave residente III. Su destino es el taller.</text:p>
      <text:p text:style-name="Setting">Int. Taller de manu</text:p>
      <text:p text:style-name="Action">En una plataforma se ve un inmenso automóvil con llantas de tanque de guerra, pinzas en la parte delantera y un taladro en la parte trasera. Es un CONSTRUCTOR. El constructor oculta a Manu quien trabaja en él. La cabeza de Manu aparece y desaparece.</text:p>
      <text:p text:style-name="Action">El constructor es luego remolcado a un camión. El CONDUCTOR (40) del camión pasa unos papeles a Manu.</text:p>
      <text:p text:style-name="Character_20_Name">Manu</text:p>
      <text:p text:style-name="Dialogue">¿por qué hay tanto afán en construir los campos de recolección?</text:p>
      <text:p text:style-name="Character_20_Name">Conductor</text:p>
      <text:p text:style-name="Dialogue">La verdad, no sé</text:p>
      <text:p text:style-name="Character_20_Name"><text:soft-page-break/>Manu</text:p>
      <text:p text:style-name="Dialogue">Mejor para mi. Ya pasé mi aplicación para trabajar en alguno de los campos. Así que entre más rápido mejor.</text:p>
      <text:p text:style-name="Setting">Ext. Superficie del planeta – día</text:p>
      <text:p text:style-name="Action">Un grupo de constructores construyen un campo de recolección. Las mallas ya están puestas y las torres de vigilancia activas. Una torre de recolección está a medio construir.</text:p>
      <text:p text:style-name="Action"/>
      <text:p text:style-name="Action">Capítulo 4</text:p>
      <text:p text:style-name="Setting">int. Cuarto de manu</text:p>
      <text:p text:style-name="Action">Manu escribe en el diario recordando los primeros días con Kimi.</text:p>
      <text:p text:style-name="Character_20_Name">Manu (VO)</text:p>
      <text:p text:style-name="Dialogue">En estos días he pensado mucho en kimi</text:p>
      <text:p text:style-name="Setting">int. cafe – día</text:p>
      <text:p text:style-name="Action">Kimi y Manu están en un café. Rién juntos. </text:p>
      <text:p text:style-name="Setting">Int. En la entrada del parque de hologramas</text:p>
      <text:p text:style-name="Action">Kimi y Manu entran a un parque de hologramas sobre el planeta original. Caminan por corredores donde se ven bosques, plantas, flores y animales de la tierra.</text:p>
      <text:p text:style-name="Character_20_Name">Kimi</text:p>
      <text:p text:style-name="Dialogue">¿Crees que era realmente así de hermoso?</text:p>
      <text:p text:style-name="Character_20_Name">Manu</text:p>
      <text:p text:style-name="Dialogue">No sé</text:p>
      <text:p text:style-name="Character_20_Name">Kimi</text:p>
      <text:p text:style-name="Dialogue">Es tan hermoso.</text:p>
      <text:p text:style-name="Action">Kimi señala a un canguro.</text:p>
      <text:p text:style-name="Character_20_Name">Kimi</text:p>
      <text:p text:style-name="Dialogue">¡Mira! Se parece a un Geki.</text:p>
      <text:p text:style-name="Action">El canguro mira a la cámara y luego sale saltando.</text:p>
      <text:p text:style-name="Character_20_Name">Manu (vo)</text:p>
      <text:p text:style-name="Dialogue">Para mi el planeta original es solo un mito.</text:p>
      <text:p text:style-name="Transition">Dissolve to:</text:p>
      <text:p text:style-name="Setting">ext. Planeta - día</text:p>
      <text:p text:style-name="Action">El canguro se convierte poco a poco en un Geki y su alrededor se difumina en un paisaje del actual planeta.</text:p>
      <text:p text:style-name="Character_20_Name"><text:soft-page-break/>Manu (vo)</text:p>
      <text:p text:style-name="Dialogue">Incluso, este planeta es más importante para mi. Este planeta es kimi.</text:p>
      <text:p text:style-name="Action">La cámara avanza por el planeta hasta mostrar un campo de recolección.</text:p>
      <text:p text:style-name="Character_20_Name">Manu (vo)</text:p>
      <text:p text:style-name="Dialogue">Nuestra relación nació con el descubrimiento de este planeta.</text:p>
      <text:p text:style-name="Action">Se ve una torre de recolección.</text:p>
      <text:p text:style-name="Character_20_Name">Manu (vo)</text:p>
      <text:p text:style-name="Dialogue">...y parece deteriorarse mientras lo consumimos.</text:p>
      <text:p text:style-name="Dialogue">(beat) /* ¿QUITAR DESDE AQUÍ?</text:p>
      <text:p text:style-name="Dialogue">Antes Kimi no se molestaba con mi trabajo, aunque ella iba a las reuniones.</text:p>
      <text:p text:style-name="Setting">Int. Salón de reuniones</text:p>
      <text:p text:style-name="Action">Kimi está sentada con un grupo. Frente a ellos, un hombre (30s) habla sobre cultivos.</text:p>
      <text:p text:style-name="Character_20_Name">Manu (vo)</text:p>
      <text:p text:style-name="Dialogue">Luego comenzaron las discusiones. HASTA AQUI */</text:p>
      <text:p text:style-name="Setting">Int. Parque de hologramas</text:p>
      <text:p text:style-name="Action">Manu y Kimi están en el campo de hologramas, caminando, viendo un campo de flores.</text:p>
      <text:p text:style-name="Character_20_Name">Kimi</text:p>
      <text:p text:style-name="Dialogue">¿Por qué no trabajas en la industria civil?</text:p>
      <text:p text:style-name="Character_20_Name">Manu</text:p>
      <text:p text:style-name="Dialogue">Me va bien con el ejercito.</text:p>
      <text:p text:style-name="Character_20_Name">Kimi</text:p>
      <text:p text:style-name="Dialogue">Por culpa de ellos nos convertimos en esto.</text:p>
      <text:p text:style-name="Character_20_Name">Manu</text:p>
      <text:p text:style-name="Dialogue">Siempre hemos sido así.</text:p>
      <text:p text:style-name="Character_20_Name">Kimi</text:p>
      <text:p text:style-name="Dialogue">Antes no fue así.</text:p>
      <text:p text:style-name="Action">La camara se aleja del campo de hologramas y muestra a la tierra desde el espacio. El planeta cambia de color de azul a café.</text:p>
      <text:p text:style-name="Character_20_Name">Manu (OC)</text:p>
      <text:p text:style-name="Dialogue">Siempre ha sido así. ¿Acaso no consumimos el planeta original?</text:p>
      <text:p text:style-name="Action">Algunas naves salen de la tierra mientras éste va cambiando a un café cada vez más oscuro.</text:p>
      <text:p text:style-name="Action"/>
      <text:p text:style-name="Action">Capítulo 5</text:p>
      <text:p text:style-name="Action"/>
      <text:p text:style-name="Setting"><text:soft-page-break/>int. Cuarto de manu en la nave residencial – día</text:p>
      <text:p text:style-name="Action">Una mano empaca ropa en la maleta. La cámara se aleja para mostrar a Kimi empacando ropa en una maleta.</text:p>
      <text:p text:style-name="Character_20_Name">Manu (OC)</text:p>
      <text:p text:style-name="Dialogue">No lleves tantas cosas. En el campo de recolección encontraremos lo que necesitemos.</text:p>
      <text:p text:style-name="Action">Kimi no le presta atención y sigue concentrada en empacar.</text:p>
      <text:p text:style-name="Character_20_Name">Manu</text:p>
      <text:p text:style-name="Dialogue">Sabes Kimi: es como la primera vez, cuando te viniste a vivir conmigo.</text:p>
      <text:p text:style-name="SLUGLINE">Quick shots:</text:p>
      <text:p text:style-name="Action">- Manu y kimi tomando café en un restaurante.</text:p>
      <text:p text:style-name="Action">- Manu y Kimi caminando</text:p>
      <text:p text:style-name="Action">- Manu y Kimi cogidos de la mano</text:p>
      <text:p text:style-name="Action">- Manu contándole algo a Kimi mientras ella ríe.</text:p>
      <text:p text:style-name="Action">- Manu y Kimi en la cama, bajo las sábanas, abrazados.</text:p>
      <text:p text:style-name="Character_20_Name">Manu</text:p>
      <text:p text:style-name="Dialogue">Ven a vivir conmigo</text:p>
      <text:p text:style-name="Action">Kimi lo mira y lo besa, pero no contesta.</text:p>
      <text:p text:style-name="Transition">Fade out.</text:p>
      <text:p text:style-name="SLUGLINE">Fade in:</text:p>
      <text:p text:style-name="Action">Manu y Kimi están sentados en un sofá.</text:p>
      <text:p text:style-name="Character_20_Name">Kimi</text:p>
      <text:p text:style-name="Dialogue">Si. Quiero vivir contigo</text:p>
      <text:p text:style-name="Action">Regreso al presente donde Kimi está empacando ropa en una maleta.</text:p>
      <text:p text:style-name="Character_20_Name">Manu</text:p>
      <text:p text:style-name="Dialogue">¡Apúrate! Ya tenemos que irnos.</text:p>
      <text:p text:style-name="Character_20_Name">Kimi</text:p>
      <text:p text:style-name="Dialogue">¡Ya va!¡Ya va!</text:p>
      <text:p text:style-name="Action">Manu y Kimi salen del apartamento con las maletas.</text:p>
      <text:p text:style-name="Setting">Ext. Espacio exterior</text:p>
      <text:p text:style-name="Action">Una nave de transporte sale de la nave Residente III</text:p>
      <text:p text:style-name="Setting"><text:soft-page-break/>Int. Vagón en la Nave de transporte</text:p>
      <text:p text:style-name="Action">Manu y Kimi están sentados uno frente al otro.</text:p>
      <text:p text:style-name="Setting">Ext. Espacio exterior</text:p>
      <text:p text:style-name="Action">La nave desciende al planeta.</text:p>
      <text:p text:style-name="Action"/>
      <text:p text:style-name="P2">Nota: Quiero reorganizar este capítulo. Dejar el flashback en el capítulo 4, luego el paseo en el campo de hologramas y finalmente la discusión sobre el trabajo de Manu. Quitar del capítulo 4 las reuniones de Kimi.</text:p>
      <text:p text:style-name="P2">En el 5 dejar solo el presente y el viaje al campo de recolección.</text:p>
      <text:p text:style-name="P3"/>
      <text:p text:style-name="P3">Capítulo 6</text:p>
      <text:p text:style-name="Setting">Ext. Planeta/Campo de recolección – día</text:p>
      <text:p text:style-name="SLUGLINE">ULTRA WIDE SHOT </text:p>
      <text:p text:style-name="P3">en el campo de recolección. La cámara muestra el edificio residencial.</text:p>
      <text:p text:style-name="Setting">Int. Apartamento en el campo de recolección – ese momento</text:p>
      <text:p text:style-name="P3">La cámara sigue a Kimi cuando entra al apartamento. Ella da media vuelta, sonrie y regresa. La cámara se aleja y muestra a Manu y Kimi abrazados.</text:p>
      <text:p text:style-name="Character_20_Name">Manu</text:p>
      <text:p text:style-name="Dialogue">¿Te gusta?</text:p>
      <text:p text:style-name="P3">Kimi sonrie y mueve la cabeza a un lado.</text:p>
      <text:p text:style-name="Setting">Int. Apartamento en el campo de recolección/sala </text:p>
      <text:p text:style-name="Action">Manu está sentado en el sofá. Kimi está recostada, su cabeza sobre las piernas de Manu. Manu juega con el cabello de Kimi.</text:p>
      <text:p text:style-name="Character_20_Name">Kimi</text:p>
      <text:p text:style-name="Dialogue">¿Por qué no traes el vino?</text:p>
      <text:p text:style-name="Action">Manu camina hasta el bar, coge la botella de vino y dos copas. Regresa al sofá. Le da una copa a Kimi y sirve el vino.</text:p>
      <text:p text:style-name="Character_20_Name">Kimi</text:p>
      <text:p text:style-name="Dialogue">Por nosotros</text:p>
      <text:p text:style-name="Character_20_Name">Manu</text:p>
      <text:p text:style-name="Dialogue">Por nosotros</text:p>
      <text:p text:style-name="Action"><text:soft-page-break/>Manu y kimi se besan. Kimi deja caer la cabeza sobre el respaldar del sofá.</text:p>
      <text:p text:style-name="Character_20_Name">Kimi</text:p>
      <text:p text:style-name="Dialogue">Quizá algún día podremos tener un lugar así. Un hogar, en un planeta.</text:p>
      <text:p text:style-name="Action">Kimi regresa de su meditación. Toma la copa de Manu y deja las dos copas sobre la mesa al lado del sofá. </text:p>
      <text:p text:style-name="P3">CU en las copas. Un momento. La cámara se mueve a la izquierda para mostrar el sofá, y luego a Kimi y Manu haciendo el amor. Ella sobre él.</text:p>
      <text:p text:style-name="Transition">Fade out.</text:p>
      <text:p text:style-name="SLUGLINE">Fade in:</text:p>
      <text:p text:style-name="Setting">ext. Campo de recolección – Noche</text:p>
      <text:p text:style-name="Action">Manu y Kimi caminan en una calle donde hay restaurantes a lado y lado. Al fondo se ve la valla de alambre y un aviso que dice RESTRINGIDO. Se alcanzan a ver las torres de recolección. Manu y Kimi entran a un restaurante.</text:p>
      <text:p text:style-name="P2">ALTERNATIVAS:</text:p>
      <text:p text:style-name="P2">Pasar el capítulo 4 antes del 7. Esto mostraría que la relación se está deteriorando en la base de recolección y que Kimi tal vez sigue en contacto con el grupo.</text:p>
      <text:p text:style-name="P2">El 5 y 6 es la ida al campo de recolección. Y el 7 es el ataque de neutralización. Si el cuatro va entre el 6 y el 7 daría ademas un respiro.</text:p>
      <text:p text:style-name="P3"/>
      <text:p text:style-name="P3">Capítulo 7</text:p>
      <text:p text:style-name="P3"/>
      <text:p text:style-name="Setting">Int. Apartamento en el campo de recolección/Sala – día</text:p>
      <text:p text:style-name="Action">Se escuchan golpes en la puerta. La cámara se acerca a la puerta. La puerta se abre y Kimi entra de mal genio.</text:p>
      <text:p text:style-name="Character_20_Name">Kimi</text:p>
      <text:p text:style-name="Dialogue">Quiero irme. Tengo que irme</text:p>
      <text:p text:style-name="Action">Kimi se sienta en el sofá. Ella se levanta, camina impaciente, regresa, se detiene a mirar a Manu, vuelve a caminar, vuelve a regresar y vuelve a mirar a la cámara. Está claramente intranquila.</text:p>
      <text:p text:style-name="Character_20_Name">Kimi</text:p>
      <text:p text:style-name="Dialogue">No puedo seguir aquí.</text:p>
      <text:p text:style-name="Action">Manu se acerca a Kimi, la toma de los brazos.</text:p>
      <text:p text:style-name="Character_20_Name"><text:soft-page-break/>Manu</text:p>
      <text:p text:style-name="Dialogue">¿Qué pasa?</text:p>
      <text:p text:style-name="Action">Kimi lo mira por unos segundos. Luego baja la cabeza y llora.</text:p>
      <text:p text:style-name="Character_20_Name">Kimi</text:p>
      <text:p text:style-name="Dialogue">¡Lo vi!¡Lo vi todo!</text:p>
      <text:p text:style-name="Character_20_Name">Manu</text:p>
      <text:p text:style-name="Dialogue">¿Qué viste?</text:p>
      <text:p text:style-name="Character_20_Name">Kimi</text:p>
      <text:p text:style-name="Dialogue">Vi como los exterminaban</text:p>
      <text:p text:style-name="Character_20_Name">Manu</text:p>
      <text:p text:style-name="Dialogue">¿Una neutralización?</text:p>
      <text:p text:style-name="Action">Kimi deja caer su cara en el pecho de Manu quien la abraza. Él mira al frente.</text:p>
      <text:p text:style-name="Character_20_Name">Manu (cont'd)</text:p>
      <text:p text:style-name="Dialogue">¿Cuando?</text:p>
      <text:p text:style-name="Character_20_Name">Kimi</text:p>
      <text:p text:style-name="Dialogue">Ayer. Escuchamos que iba a haber un ataque y decidimos impedirlo.</text:p>
      <text:p text:style-name="SLUGLINE">Flashback start:</text:p>
      <text:p text:style-name="Setting">ext. Ciudad de los Gekis – día</text:p>
      <text:p text:style-name="Action">Una nave de neutralización vuela sobre el desierto. Otras lo siguen. </text:p>
      <text:p text:style-name="Action">CU en la nave.</text:p>
      <text:p text:style-name="Action">Las naves llegan al poblado y comienza el ataque. Dejan caer bombas sobre las edificaciones de los gekis. Se ven edificios en llamas y gekis muertos en el piso.</text:p>
      <text:p text:style-name="SLUGLINE">Flashback end</text:p>
      <text:p text:style-name="Setting">int. Apartamento en el campo de recolección/sala -día</text:p>
      <text:p text:style-name="P3">Kimi sigue llorando en el pecho de Manu mientras él la abraza.</text:p>
      <text:p text:style-name="Character_20_Name">Manu</text:p>
      <text:p text:style-name="Dialogue">¿Cómo se te ocurrió ir?</text:p>
      <text:p text:style-name="Character_20_Name">Kimi</text:p>
      <text:p text:style-name="Dialogue">Quiero irme</text:p>
      <text:p text:style-name="parenthetical">(grita)</text:p>
      <text:p text:style-name="Dialogue">¡Quiero irme!</text:p>
      <text:p text:style-name="Transition">Fade out.</text:p>
      <text:p text:style-name="Setting"/>
      <text:p text:style-name="Action">Capítulo 8</text:p>
      <text:p text:style-name="Action"><text:soft-page-break/></text:p>
      <text:p text:style-name="Setting">ext. Campo de recolección – día</text:p>
      <text:p text:style-name="Action">Todo está en silencio. Las torres de recolección trabajan sin cesar. De repente un Geki aparece saltando <text:s text:c="2"/>una de las vallas que encierran el campo. El geki dispara un arma que rodea su brazo hacia una de las torres de recolección. La torre de recolección explota. Más Gekis comienzan a aparecer del mismo modo.</text:p>
      <text:p text:style-name="Action">En la torre de vigilancia hay un guardia muerto. La alarma está apagada, las armas de la torre están destruidas.</text:p>
      <text:p text:style-name="Action">Los Gekis avanzan por el campo de recolección destruyendo todo lo que esté a su paso. Algunos humanos salen corriendo de los edificios, los gekis los aniquilan inmediatamente.</text:p>
      <text:p text:style-name="Setting">Ext. Campo de recolección/plataforma de aviación - día</text:p>
      <text:p text:style-name="Action">En la plataforma de aviación se ven las naves neutralizadoras en llamas. Se ven algunos soldados tratando de llegar a ellas. Los Gekis los aniquilan a casi todos. Una de las naves neutralizadoras alcanza a despegar.</text:p>
      <text:p text:style-name="Setting">Ext. Campo de recolección/Sector comercial – día</text:p>
      <text:p text:style-name="Action">El restaurante donde Manu y Kimi habían cenado anteriormente está en llamas. Los edificios alrededor están completamente destruidos.</text:p>
      <text:p text:style-name="Setting">Ext. Espacio exterior - día</text:p>
      <text:p text:style-name="Action">Una de las naves de neutralización abandona el planeta y entra en la nave militar E9.</text:p>
      <text:p text:style-name="Transition">Fade out.</text:p>
      <text:p text:style-name="Transition">Fade in:</text:p>
      <text:p text:style-name="Setting">Int. Cuarto en la nave militar – día</text:p>
      <text:p text:style-name="Action">Manu está escribiendo en el diario.</text:p>
      <text:p text:style-name="Character_20_Name">Manu (vo)</text:p>
      <text:p text:style-name="Dialogue">Nos salvamos de milagro. Lo escribo y tiemblo. Kimi me salvo.</text:p>
      <text:p text:style-name="Transition">Cut to:</text:p>
      <text:p text:style-name="Setting">Int. Apartamento en el campo de recolección/sala – día</text:p>
      <text:p text:style-name="Action">Manu y Kimi están abrazados. Ella llora sobre su pecho.</text:p>
      <text:p text:style-name="Character_20_Name">Kimi</text:p>
      <text:p text:style-name="Dialogue">¡Quiero irme ya!</text:p>
      <text:p text:style-name="Character_20_Name">Manu</text:p>
      <text:p text:style-name="Dialogue">¡Ok! Dejame ver que puedo hacer.</text:p>
      <text:p text:style-name="Action">Manu habla por un celular. Al terminar la conversación se dirige a Kimi.</text:p>
      <text:p text:style-name="Character_20_Name"><text:soft-page-break/>Manu</text:p>
      <text:p text:style-name="Dialogue">Partimos en una hora.</text:p>
      <text:p text:style-name="Setting">Ext. Campo de recolección/Plataforma de aviación – día</text:p>
      <text:p text:style-name="Action">Una nave de transporte militar abandona el campo de recolección.</text:p>
      <text:p text:style-name="Setting">Int. Nave militar/Plataforma de abordaje – día</text:p>
      <text:p text:style-name="Action">La nave de transporte militar entra en la nave militar E9.</text:p>
      <text:p text:style-name="Action">Manu y Kimi caminan hacia una puerta con un letrero que dice: “Plataforma de despegue civil”</text:p>
      <text:p text:style-name="Character_20_Name">Manu</text:p>
      <text:p text:style-name="Dialogue">Cuidate. Llamame apenas llegues.</text:p>
      <text:p text:style-name="Character_20_Name">Kimi</text:p>
      <text:p text:style-name="Dialogue">Si... Gracias.</text:p>
      <text:p text:style-name="Character_20_Name">Manu</text:p>
      <text:p text:style-name="Dialogue">Ve. Ahora me toca regresar. Solo tengo un día de permiso.</text:p>
      <text:p text:style-name="Action">Manu ve a Kimi entrar por la puerta. La puerta se cierra tras ella.</text:p>
      <text:p text:style-name="Setting">Ext. Espacio exterior – Día</text:p>
      <text:p text:style-name="Action">Una nave de transporte civil sale de la nave militar y entra en la nave residente III</text:p>
      <text:p text:style-name="Setting">Int. Nave militar/corredor – día</text:p>
      <text:p text:style-name="Action">Manu camina hasta otra plataforma de despegue. En la puerta de la plataforma hay un cartel que dice: “Cerrado”. Hay un soldado terminando de poner el aviso.</text:p>
      <text:p text:style-name="Character_20_Name">Soldado</text:p>
      <text:p text:style-name="Dialogue">Todo transporte al planeta ha sido cerrado.</text:p>
      <text:p text:style-name="parenthetical">(momento)</text:p>
      <text:p text:style-name="Dialogue">Los campos de recolección han sido atacados.</text:p>
      <text:p text:style-name="Action">Nota: Creo que es mejor cortar el final de este capítulo. Se puede dejar hasta que manu escribe que kimi los salvo o hasta que Manu le dice a Kimi que parten en una hora.</text:p>
      <text:p text:style-name="Action"/>
      <text:p text:style-name="Action">Capítulo 9</text:p>
      <text:p text:style-name="Action"/>
      <text:p text:style-name="Setting">Int. Taller de Manu - día</text:p>
      <text:p text:style-name="Action">Manu repara una de las naves de neutralización. El CAPITÁN MURRAY llega. Manu baja de la plataforma donde estaba trabajando, toma un informe de una mesa que se encuentra al lado del la plataforma y se la entrega al capitán Murray. El capitán la toma y la lee en silencio.</text:p>
      <text:p text:style-name="Character_20_Name"><text:soft-page-break/>Capitán Murray</text:p>
      <text:p text:style-name="Dialogue">¿Tengo que aclarar que esto es altamente confidencial?</text:p>
      <text:p text:style-name="Character_20_Name">Manu</text:p>
      <text:p text:style-name="Dialogue">Claro que no. Nosotros lo tenemos muy claro.</text:p>
      <text:p text:style-name="Character_20_Name">Capitán Murray</text:p>
      <text:p text:style-name="Dialogue">Bien, bien. Gracias por su ayuda.</text:p>
      <text:p text:style-name="parenthetical">(mirando el informe)</text:p>
      <text:p text:style-name="Dialogue">Mañana a la misma hora.</text:p>
      <text:p text:style-name="Setting">Int. Restaurante – día</text:p>
      <text:p text:style-name="Action">Manu está sentado en el restaurante cenando. En la mesa del frente dos hombres hablan sobre el ataque de los Gekis.</text:p>
      <text:p text:style-name="Character_20_Name">Hombre #1</text:p>
      <text:p text:style-name="Dialogue">Pasó en todos los campos. Fue un ataque sincronizado</text:p>
      <text:p text:style-name="Character_20_Name">Hombre #2</text:p>
      <text:p text:style-name="Dialogue">¿Y ahora que va a pasar?</text:p>
      <text:p text:style-name="Action">Manu se levanta de la mesa y camina a la caja registradora. Paga con una tarjeta similar a PayPAss y sale.</text:p>
      <text:p text:style-name="Setting">Int. Corredor en la nave militar – día</text:p>
      <text:p text:style-name="Action">Mientras Manu camina por los corredores de la nave, ve varios soldados corriendo.</text:p>
      <text:p text:style-name="Character_20_Name">Soldado #1</text:p>
      <text:p text:style-name="Dialogue">Vamos, Vamos, el mayor nos espera en diez minutos.</text:p>
      <text:p text:style-name="Action">Manu sigue su camino por los corredores hasta entrar en su cuarto.</text:p>
      <text:p text:style-name="Setting">Int Apartamento de manu en la nave militar – día</text:p>
      <text:p text:style-name="Action">El cuarto de Manú en la nave militar es un estudio: cama, cuarto de baño y cocina. Manú se sienta en la cama y enciende el televisor frente a él. En éste aparece Kimi.</text:p>
      <text:p text:style-name="Character_20_Name">Manu</text:p>
      <text:p text:style-name="Dialogue">Hola amor</text:p>
      <text:p text:style-name="Character_20_Name">Kimi</text:p>
      <text:p text:style-name="Dialogue">Hola</text:p>
      <text:p text:style-name="Character_20_Name">Manu</text:p>
      <text:p text:style-name="Dialogue">Te extraño. Quizá todo esto se acabe y pueda ir a reunirme contigo.</text:p>
      <text:p text:style-name="Character_20_Name">Kimi</text:p>
      <text:p text:style-name="Dialogue">Yo también. ¿Qué ha estado pasando? Todos andan muy nerviosos acá.</text:p>
      <text:p text:style-name="Character_20_Name">Manu</text:p>
      <text:p text:style-name="Dialogue">Creo que va a haber un contra ataque</text:p>
      <text:p text:style-name="Setting"><text:soft-page-break/>Int. Sala de operaciones – día</text:p>
      <text:p text:style-name="Action">El mayor muestra un plan de operaciones en una pantalla</text:p>
      <text:p text:style-name="Character_20_Name">Manu (VO)</text:p>
      <text:p text:style-name="Dialogue">Si por mi fuera abandonaríamos este planeta.</text:p>
      <text:p text:style-name="Setting">Int. Plataforma de despegue en la nave militar – día</text:p>
      <text:p text:style-name="Action">Se ven técnicos preparando las naves de neutralización para el ataque.</text:p>
      <text:p text:style-name="Character_20_Name">Manu (VO)</text:p>
      <text:p text:style-name="Dialogue">¿Pero yo que puedo hacer? Soy solo un mecánico.</text:p>
      <text:p text:style-name="Setting">Int. Alojamiento en la nave militar – día</text:p>
      <text:p text:style-name="Action">Se ven soldados vistiéndose para el ataque.</text:p>
      <text:p text:style-name="Character_20_Name">Kimi (VO)</text:p>
      <text:p text:style-name="Dialogue">Todos tenemos el poder de cambiar las cosas.</text:p>
      <text:p text:style-name="Setting">Int Apartamento de Manu en la nave militar – día</text:p>
      <text:p text:style-name="Action">En la pantalla se ve la cara de Kimi</text:p>
      <text:p text:style-name="Character_20_Name">Kimi</text:p>
      <text:p text:style-name="Dialogue">Perdóname si te hago sufrir.</text:p>
      <text:p text:style-name="Character_20_Name">Manu</text:p>
      <text:p text:style-name="Dialogue">No digas eso. ¿Por qué dices eso?</text:p>
      <text:p text:style-name="Character_20_Name">Kimi</text:p>
      <text:p text:style-name="Dialogue">Tengo que irme</text:p>
      <text:p text:style-name="Character_20_Name">Manu</text:p>
      <text:p text:style-name="Dialogue">Te extraño</text:p>
      <text:p text:style-name="Character_20_Name">Kimi</text:p>
      <text:p text:style-name="Dialogue">Cuidate</text:p>
      <text:p text:style-name="Action">La pantalla cambia a negro. Manu sigue sentado en la cama, mirando la pantalla.</text:p>
      <text:p text:style-name="Character_20_Name">Manu (VO)</text:p>
      <text:p text:style-name="Dialogue">Te extraño Kimi. Extraño la forma como me haces reir. Extraño tu pasión por tratar de dejar de ser lo que somos. Ay Kimi, eso es lo que somos, esa es nuestra naturaleza. Somos una plaga.</text:p>
      <text:p text:style-name="Action"/>
      <text:p text:style-name="Action">Capitulo 10</text:p>
      <text:p text:style-name="Setting">int. Centro de comandos en la nave militar – día</text:p>
      <text:p text:style-name="Action">Manu está con un grupo de técnicos esperando órdenes. Todos están intranquilos. De una puerta sale uno de los asesores, un hombre joven(28). Algunos de los técnicos, incluyendo a Manu, se acercan a él.</text:p>
      <text:p text:style-name="Character_20_Name">Manu</text:p>
      <text:p text:style-name="Dialogue">¿Cómo va el ataque?</text:p>
      <text:p text:style-name="Character_20_Name"><text:soft-page-break/>Asesor</text:p>
      <text:p text:style-name="Dialogue">No va nada bien.</text:p>
      <text:p text:style-name="Transition">cut to:</text:p>
      <text:p text:style-name="Setting">ext. Planeta cielo - día</text:p>
      <text:p text:style-name="Action">Las naves de neutralización entran en la atmósfera. </text:p>
      <text:p text:style-name="Character_20_Name">Asesor(VO)</text:p>
      <text:p text:style-name="Dialogue">Apenas entramos a la atmósfera empezó la defensa.</text:p>
      <text:p text:style-name="Action">Hay explosiones cerca de las naves. Una de ellas explota al ser alcanzada por una bola de energía lanzada por los Gekis. Poco después otra recibe un impacto y cae sin control.</text:p>
      <text:p text:style-name="Transition">Cut to:</text:p>
      <text:p text:style-name="Setting">Int. Centro de comandos – día</text:p>
      <text:p text:style-name="Action">El asesor sigue su camino, dejando atrás a Manu y los otros técnicos. </text:p>
      <text:p text:style-name="Action">Manu se sienta en una de las sillas. A su lado izquierdo hay un hombre mayor (50). Manu mira en su celular la foto de Kimi. La llama pero la llamada no entra. Guarda el celular.</text:p>
      <text:p text:style-name="Character_20_Name">Hombre mayor</text:p>
      <text:p text:style-name="Dialogue">Ellos sabían de las armas. Lo sabían desde el principio.</text:p>
      <text:p text:style-name="Character_20_Name">Manu</text:p>
      <text:p text:style-name="Dialogue">si lo sabían, ¿Por qué vinimos? ¿No es extraño?</text:p>
      <text:p text:style-name="Character_20_Name">Hombre mayor</text:p>
      <text:p text:style-name="Dialogue">¿Extraño?¿Qué tiene de extraño?Necesitábamos los recursos. ¡Aun los necesitamos!</text:p>
      <text:p text:style-name="Action">Manu lo mira con atención.</text:p>
      <text:p text:style-name="Character_20_Name">Hombre mayor</text:p>
      <text:p text:style-name="Dialogue">Los recursos de la colonia son muy escasos y no podíamos dejar pasar este planeta.</text:p>
      <text:p text:style-name="parenthetical">(pausa)</text:p>
      <text:p text:style-name="Dialogue">¡Teníamos que intentarlo!</text:p>
      <text:p text:style-name="Setting">Int plataforma de abordaje – día</text:p>
      <text:p text:style-name="Action">Una de las naves entra a la plataforma de abordaje. El piloto baja de ella, da unos pasos y cae de rodillas. Dos hombres y una mujer con uniformes de paramédicos llegan a ayudarlo. Lo ponen en una camilla, le ponen una máscara de oxígeno y se lo llevan.</text:p>
      <text:p text:style-name="Setting">Ext. Espacio exterior, afuera de la nave militar – día</text:p>
      <text:p text:style-name="Action">Dos neutralizadores llegan y entran en la nave Brigada E9. Momentos después llega otro neutralizador</text:p>
      <text:p text:style-name="Setting"><text:soft-page-break/>Int Centro de comandos - día </text:p>
      <text:p text:style-name="Action">de la puerta salen dos generales (60) y pasan derecho. Luego sale un general más joven (47), se detiene en la puerta y habla a todo el personal presente.</text:p>
      <text:p text:style-name="Character_20_Name">General #3</text:p>
      <text:p text:style-name="Dialogue">La orbita será abandonada inmediatamente. El plan de evacuación E937 entra en acción inmediatamente. Todos a sus puestos. Ya saben que hacer.</text:p>
      <text:p text:style-name="Action">El general vuelve a entrar en el cuarto. La puerta se cierra. </text:p>
      <text:p text:style-name="Action"/>
      <text:p text:style-name="Action">Capítulo 11</text:p>
      <text:p text:style-name="Setting">Int. Apartamento de Manu en la nave residente III - día</text:p>
      <text:p text:style-name="Action">Manu entra al apartamento. Mira alrededor.</text:p>
      <text:p text:style-name="Character_20_Name">Manu</text:p>
      <text:p text:style-name="Dialogue">¿Kimi?</text:p>
      <text:p text:style-name="Action">Manu ve una nota sobre la mesa. Va hasta ella y la toma. Manu abre la carta y empieza a leerla.</text:p>
      <text:p text:style-name="Character_20_Name">Kimi (VO)</text:p>
      <text:p text:style-name="Dialogue">No sé cómo decir lo que tengo que decir. No sé qué decir porque todo lo que diga es inútil.</text:p>
      <text:p text:style-name="Action">Manu se sienta en el sofá. Deja la carta sobre sus piernas y mira al frente. Después de un momento la vuelve a leer.</text:p>
      <text:p text:style-name="Character_20_Name">Kimi (VO)</text:p>
      <text:p text:style-name="Dialogue">Tengo que hacerlo. Lo he pensado por mucho tiempo y finalmente lo he decidido. Me hubiera gustado que vinieras conmigo. Pero sé que no lo hubieras hecho. Lo siento.</text:p>
      <text:p text:style-name="Action">Manu baja la carta. Luego se levanta precipitadamente y sale corriendo.</text:p>
      <text:p text:style-name="Setting">Int. Residente III/Avenida – día</text:p>
      <text:p text:style-name="Action">La moto avanza por la avenida. Va a alta velocidad, esquivando los pocos carros que hay a esa hora.</text:p>
      <text:p text:style-name="Setting">Int plataforma de lanzamiento</text:p>
      <text:p text:style-name="Action">Manu parquea la motoy sale corriendo. En la puerta muestra su carnet de mécanico.</text:p>
      <text:p text:style-name="Action">Manu corre por entre las naves.</text:p>
      <text:p text:style-name="Action">Manu toca una puerta donde un controlador abre y lo atiende desde la puerta.</text:p>
      <text:p text:style-name="Character_20_Name"><text:soft-page-break/>Manu</text:p>
      <text:p text:style-name="Dialogue">Necesito una información urgente. Necesito saber si alguna nave ha salido al planeta.</text:p>
      <text:p text:style-name="Character_20_Name">Controlador</text:p>
      <text:p text:style-name="Dialogue">Todo transporte ha sido detenido. Ninguna nave ha salido desde hace días.</text:p>
      <text:p text:style-name="Character_20_Name">Manu</text:p>
      <text:p text:style-name="Dialogue">¿Seguro? Hay un grupo tratando de quedarse en el planeta. Mi novia está en él.</text:p>
      <text:p text:style-name="Character_20_Name">Controlador</text:p>
      <text:p text:style-name="Dialogue">Hmmm. No debería decirlo. Pero dos días atrás una nave de transporte fue robada.</text:p>
      <text:p text:style-name="Action">Manu abre los ojos sorprendido, entendiendo que la nave ya ha abandonado Residente III</text:p>
      <text:p text:style-name="Character_20_Name">Controlador</text:p>
      <text:p text:style-name="Dialogue">Lo siento</text:p>
      <text:p text:style-name="Action"/>
      <text:p text:style-name="Action">Capítulo 12</text:p>
      <text:p text:style-name="Action"/>
      <text:p text:style-name="Setting">Int. Nave residente III/Corredor – día</text:p>
      <text:p text:style-name="Action">Manu mira el planeta cada vez más pequeño. Algunas parejas pasan tras él.</text:p>
      <text:p text:style-name="Character_20_Name">Manu (VO)</text:p>
      <text:p text:style-name="Dialogue">¿Habrás llegado a salvo al planeta? Kimi, ¿Estás allí?</text:p>
      <text:p text:style-name="Action">Una pareja se detiene y mira por la ventana del mismo modo que lo está haciendo Manu.</text:p>
      <text:p text:style-name="Character_20_Name">Mujer</text:p>
      <text:p text:style-name="Dialogue">¿Alcanzaremos a llegar al siguiente planeta?</text:p>
      <text:p text:style-name="Character_20_Name">Hombre</text:p>
      <text:p text:style-name="Dialogue">Dicen que si, que no hay nada de que preocuparnos.</text:p>
      <text:p text:style-name="Setting">Ext. Espacio</text:p>
      <text:p text:style-name="Action">El planeta se ve cada vez más pequeño.</text:p>
      <text:p text:style-name="Setting">Int. Nave Residente III/Corredor -día</text:p>
      <text:p text:style-name="Action">Manu sigue al pie del ventanal mirando. La pareja ya se ha ido. </text:p>
      <text:p text:style-name="Character_20_Name">Manu (VO)</text:p>
      <text:p text:style-name="Dialogue">Kimi, ¿Estás en ese diminuto punto que está por desaparecer?</text:p>
      <text:p text:style-name="Action">Un grupo de mujeres pasa por el corredor.</text:p>
      <text:p text:style-name="Character_20_Name">Mujer</text:p>
      <text:p text:style-name="Dialogue">Escuché que esta vez se quedaron muchas más personas.</text:p>
      <text:p text:style-name="Action"><text:soft-page-break/>Manu sigue viendo el planeta que es ya solo un punto.</text:p>
      <text:p text:style-name="Character_20_Name">Manu (VO)</text:p>
      <text:p text:style-name="Dialogue">Siempre pensaré en ti cuando vea los planetas desaparecer frente a mi, Kimi. Y siempre pensaré que eres feliz.</text:p>
      <text:p text:style-name="Action">El planeta desaparece.</text:p>
      <text:p text:style-name="Transition">Fade out.</text:p>
      <text:p text:style-name="Ending">fin.</text:p>
      <text:p text:style-name="A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CO"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next-style-name="Standard" style:default-outline-level="1" style:list-style-name="" style:class="text">
      <style:paragraph-properties fo:margin-top="0.423cm" fo:margin-bottom="0cm"/>
      <style:text-properties style:text-underline-style="solid" style:text-underline-width="auto" style:text-underline-color="font-color" fo:font-weight="bold" style:font-weight-asian="bold" style:font-weight-complex="bold"/>
    </style:style>
    <style:style style:name="Heading_20_2" style:display-name="Heading 2" style:family="paragraph" style:parent-style-name="Standard" style:next-style-name="Standard" style:default-outline-level="2" style:list-style-name="" style:class="text">
      <style:paragraph-properties fo:margin-top="0.212cm" fo:margin-bottom="0cm"/>
      <style:text-properties fo:font-weight="bold" style:font-weight-asian="bold" style:font-weight-complex="bold"/>
    </style:style>
    <style:style style:name="Heading_20_3" style:display-name="Heading 3" style:family="paragraph" style:parent-style-name="Standard" style:next-style-name="Normal_20_Indent" style:default-outline-level="3" style:list-style-name="" style:class="text">
      <style:paragraph-properties fo:margin="100%" fo:margin-left="0.635cm" fo:margin-right="0cm" fo:margin-top="0cm" fo:margin-bottom="0cm" fo:text-indent="0cm" style:auto-text-indent="false"/>
      <style:text-properties style:font-name="Tms Rmn" fo:font-weight="bold" style:font-weight-asian="bold" style:font-name-complex="Times New Roman" style:font-weight-complex="bold"/>
    </style:style>
    <style:style style:name="Normal_20_Indent" style:display-name="Normal Indent" style:family="paragraph" style:parent-style-name="Standard">
      <style:paragraph-properties fo:margin="100%" fo:margin-left="1.27cm" fo:margin-right="0cm" fo:margin-top="0cm" fo:margin-bottom="0cm" fo:text-indent="0cm" style:auto-text-indent="false"/>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note" style:family="paragraph" style:parent-style-name="Standard" style:class="extra">
      <style:paragraph-properties fo:margin="100%" fo:margin-left="0.762cm" fo:margin-right="0cm" fo:margin-top="0cm" fo:margin-bottom="0.423cm" fo:text-indent="-0.762cm" style:auto-text-indent="false"/>
    </style:style>
    <style:style style:name="First_20_Line_20_Indent" style:display-name="First Line Indent" style:family="paragraph" style:parent-style-name="Standard">
      <style:paragraph-properties fo:margin="100%" fo:margin-left="0cm" fo:margin-right="0cm" fo:margin-top="0cm" fo:margin-bottom="0cm" fo:text-indent="1.27cm" style:auto-text-indent="false"/>
    </style:style>
    <style:style style:name="Action" style:family="paragraph" style:parent-style-name="Standard">
      <style:paragraph-properties fo:margin-top="0.423cm" fo:margin-bottom="0cm" fo:keep-together="always"/>
    </style:style>
    <style:style style:name="Show_20_Title" style:display-name="Show Title" style:family="paragraph" style:parent-style-name="Standard">
      <style:paragraph-properties fo:margin-top="0cm" fo:margin-bottom="0.423cm" fo:text-align="center" style:justify-single-word="false"/>
      <style:text-properties fo:text-transform="uppercase" style:text-underline-style="solid" style:text-underline-width="auto" style:text-underline-color="font-color" style:text-underline-mode="skip-white-space" style:text-overline-mode="skip-white-space" style:text-line-through-mode="skip-white-space"/>
    </style:style>
    <style:style style:name="Dialogue" style:family="paragraph" style:parent-style-name="Standard" style:next-style-name="Action">
      <style:paragraph-properties fo:margin="100%" fo:margin-left="3.81cm" fo:margin-right="2.54cm" fo:margin-top="0cm" fo:margin-bottom="0cm" fo:keep-together="always" fo:text-indent="0cm" style:auto-text-indent="false"/>
    </style:style>
    <style:style style:name="Setting" style:family="paragraph" style:parent-style-name="Action" style:next-style-name="Action" style:list-style-name="" style:master-page-name="">
      <style:paragraph-properties style:page-number="auto" fo:background-color="transparent" style:shadow="none" fo:keep-with-next="always">
        <style:drop-cap/>
        <style:background-image/>
      </style:paragraph-properties>
      <style:text-properties fo:text-transform="uppercase" fo:font-weight="bold" style:font-size-asian="10.5pt" style:font-weight-asian="normal"/>
    </style:style>
    <style:style style:name="parenthetical" style:family="paragraph" style:parent-style-name="Dialogue" style:next-style-name="Dialogue">
      <style:paragraph-properties fo:margin="100%" fo:margin-left="5.334cm" fo:margin-right="3.81cm" fo:margin-top="0cm" fo:margin-bottom="0cm" fo:text-indent="-0.254cm" style:auto-text-indent="false" fo:keep-with-next="always"/>
    </style:style>
    <style:style style:name="Transition" style:family="paragraph" style:parent-style-name="Action" style:next-style-name="Setting">
      <style:paragraph-properties fo:margin="100%" fo:margin-left="11.43cm" fo:margin-right="0cm" fo:margin-top="0cm" fo:margin-bottom="0cm" fo:text-indent="0cm" style:auto-text-indent="false"/>
      <style:text-properties fo:text-transform="uppercase"/>
    </style:style>
    <style:style style:name="Ending" style:family="paragraph" style:parent-style-name="Standard">
      <style:paragraph-properties fo:margin-top="0.423cm" fo:margin-bottom="0cm" fo:text-align="center" style:justify-single-word="false"/>
      <style:text-properties fo:text-transform="uppercase" style:text-underline-style="solid" style:text-underline-width="auto" style:text-underline-color="font-color"/>
    </style:style>
    <style:style style:name="Character_20_Name" style:display-name="Character Name" style:family="paragraph" style:parent-style-name="Setting" style:next-style-name="Dialogue">
      <style:paragraph-properties fo:margin="100%" fo:margin-left="6.35cm" fo:margin-right="2.54cm" fo:margin-top="0cm" fo:margin-bottom="0cm" fo:text-indent="0cm" style:auto-text-indent="false"/>
      <style:text-properties fo:font-size="12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LUGLINE" style:family="paragraph" style:parent-style-name="Action" style:next-style-name="Action">
      <style:paragraph-properties fo:keep-with-next="always"/>
      <style:text-properties fo:text-transform="uppercase" fo:font-size="12pt"/>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37% 100%" fo:font-size="8pt" fo:font-weight="bold" style:font-size-asian="8pt" style:font-weight-asian="bold" style:font-size-complex="8pt" style:font-weight-complex="bold"/>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ourier New" fo:font-size="10pt" style:font-size-asian="10pt" style:font-size-complex="10pt"/>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Plaga: Manuel Ospina <text:tab/><text:tab/><text:page-number text:select-page="current">2</text:page-number></text:p>
        <text:p text:style-name="MP1">copyright: M Open Studi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8T19:01:11</meta:creation-date>
    <dc:date>2013-01-18T16:25:25</dc:date>
    <meta:editing-duration>P2DT8H51M42S</meta:editing-duration>
    <meta:editing-cycles>25</meta:editing-cycles>
    <meta:generator>LibreOffice/3.5$Linux_X86_64 LibreOffice_project/350m1$Build-2</meta:generator>
    <dc:creator>Manuel Ospina</dc:creator>
    <meta:document-statistic meta:table-count="0" meta:image-count="0" meta:object-count="0" meta:page-count="17" meta:paragraph-count="434" meta:word-count="3927" meta:character-count="21406" meta:non-whitespace-character-count="17892"/>
  </office:meta>
</office:document-meta>
</file>